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align="end" style:justify-single-word="false" fo:text-indent="0in" style:auto-text-indent="false"/>
      <style:text-properties style:font-name="Times" fo:font-size="11pt" fo:font-weight="bold" officeooo:rsid="001317c2" officeooo:paragraph-rsid="001317c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1317c2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317c2" officeooo:paragraph-rsid="001317c2" style:font-size-asian="12pt" style:font-name-complex="Times New Roman1" style:font-size-complex="12pt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317c2" officeooo:paragraph-rsid="0014fb82" style:font-size-asian="12pt" style:font-name-complex="Times New Roman1" style:font-size-complex="12pt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4fb82" officeooo:paragraph-rsid="0014fb82" style:font-size-asian="12pt" style:font-name-complex="Times New Roman1" style:font-size-complex="12pt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65d6a" officeooo:paragraph-rsid="00165d6a" style:font-size-asian="12pt" style:font-name-complex="Times New Roman1" style:font-size-complex="12pt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7fdaa" officeooo:paragraph-rsid="0017fdaa" style:font-size-asian="12pt" style:font-name-complex="Times New Roman1" style:font-size-complex="12pt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en" fo:country="US" officeooo:rsid="0019d6bb" officeooo:paragraph-rsid="0019d6bb" style:font-size-asian="12pt" style:font-name-complex="Times New Roman1" style:font-size-complex="12pt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officeooo:paragraph-rsid="001317c2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officeooo:paragraph-rsid="00165d6a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officeooo:paragraph-rsid="0017fdaa"/>
    </style:style>
    <style:style style:name="T1" style:family="text">
      <style:text-properties style:font-name="Times New Roman" fo:font-size="14pt" fo:language="en" fo:country="US" fo:font-weight="bold" officeooo:rsid="0017fdaa" style:font-size-asian="14pt" style:font-weight-asian="bold" style:font-name-complex="Times New Roman1"/>
    </style:style>
    <style:style style:name="T2" style:family="text">
      <style:text-properties style:font-name="Times New Roman" fo:font-size="14pt" fo:language="en" fo:country="US" fo:font-weight="bold" officeooo:rsid="001317c2" style:font-size-asian="14pt" style:font-weight-asian="bold" style:font-name-complex="Times New Roman1"/>
    </style:style>
    <style:style style:name="T3" style:family="text">
      <style:text-properties style:font-name="Times New Roman" fo:font-size="12pt" fo:language="en" fo:country="US" officeooo:rsid="001317c2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officeooo:rsid="0017fdaa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14fb82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165d6a" style:font-size-asian="12pt" style:font-name-complex="Times New Roman1" style:font-size-complex="12pt"/>
    </style:style>
    <style:style style:name="T7" style:family="text">
      <style:text-properties officeooo:rsid="001317c2"/>
    </style:style>
    <style:style style:name="T8" style:family="text">
      <style:text-properties officeooo:rsid="0014fb82"/>
    </style:style>
    <style:style style:name="T9" style:family="text">
      <style:text-properties officeooo:rsid="00165d6a"/>
    </style:style>
    <style:style style:name="T10" style:family="text">
      <style:text-properties officeooo:rsid="0016d2b5"/>
    </style:style>
    <style:style style:name="T11" style:family="text">
      <style:text-properties officeooo:rsid="0017fd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ifferential telemetry</text:span><text:span text:style-name="T2"> robot</text:span></text:p>
      <text:p text:style-name="P2"/>
      <text:p text:style-name="P2">Materials:</text:p>
      <text:list xml:id="list765905863" text:style-name="WWNum1">
        <text:list-item>
          <text:p text:style-name="P13"><text:span text:style-name="T3">Arduino board: </text:span><text:span text:style-name="T4">Nodemcu (Recomended)</text:span></text:p>
        </text:list-item>
        <text:list-item>
          <text:p text:style-name="P6">H-bridge: <text:span text:style-name="T8">L298 module is recommended. </text:span></text:p>
        </text:list-item>
        <text:list-item>
          <text:p text:style-name="P14"><text:span text:style-name="T3">2x Gearbox DC motors: </text:span><text:span text:style-name="T5">Cheap DC motors from 100 to 230 rpm </text:span><text:span text:style-name="T4">and</text:span><text:span text:style-name="T5"> </text:span><text:span text:style-name="T6">6v </text:span><text:span text:style-name="T4">(recommended)</text:span><text:span text:style-name="T6">.</text:span></text:p>
        </text:list-item>
        <text:list-item>
          <text:p text:style-name="P8">Plastic wheels for the DC motors</text:p>
        </text:list-item>
        <text:list-item>
          <text:p text:style-name="P11">Caster wheel</text:p>
        </text:list-item>
        <text:list-item>
          <text:p text:style-name="P12">Buzzer</text:p>
        </text:list-item>
        <text:list-item>
          <text:p text:style-name="P9">AA ba<text:span text:style-name="T10">t</text:span>tery holder with 4 slots (or 8 in case of using a 12v motor)</text:p>
        </text:list-item>
        <text:list-item>
          <text:p text:style-name="P15"><text:span text:style-name="T4">Distance sensor</text:span><text:span text:style-name="T5">: HC- SR04 </text:span><text:span text:style-name="T4">(</text:span><text:span text:style-name="T5">recommend</text:span><text:span text:style-name="T4">ed).</text:span></text:p>
        </text:list-item>
        <text:list-item>
          <text:p text:style-name="P15"><text:span text:style-name="T4">Humidity, temperature and and pressure sensor:</text:span><text:span text:style-name="T5"> </text:span><text:span text:style-name="T4">BME</text:span><text:span text:style-name="T5">280 </text:span><text:span text:style-name="T4">(</text:span><text:span text:style-name="T5">recommend</text:span><text:span text:style-name="T4">ed).</text:span></text:p>
        </text:list-item>
        <text:list-item>
          <text:p text:style-name="P15"><text:span text:style-name="T4">Protoboard: </text:span><text:span text:style-name="T5">For the connections</text:span></text:p>
        </text:list-item>
        <text:list-item>
          <text:p text:style-name="P7">Jumper type wires</text:p>
        </text:list-item>
      </text:list>
      <text:p text:style-name="P2">Equipment:</text:p>
      <text:list xml:id="list192249385198494" text:continue-numbering="true" text:style-name="WWNum1">
        <text:list-item>
          <text:p text:style-name="P6">Arduino IDE</text:p>
        </text:list-item>
        <text:list-item>
          <text:p text:style-name="P11">Python 3</text:p>
        </text:list-item>
        <text:list-item>
          <text:p text:style-name="P10"><text:span text:style-name="T7">P</text:span>ower source <text:span text:style-name="T9">only for testing</text:span></text:p>
        </text:list-item>
        <text:list-item>
          <text:p text:style-name="P9">Tweezers and wire</text:p>
        </text:list-item>
        <text:list-item>
          <text:p text:style-name="P9">Multimeter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end" style:justify-single-word="false" fo:text-indent="0in" style:auto-text-indent="false"/>
      <style:text-properties style:font-name="Times" fo:font-size="11pt" fo:font-weight="bold" officeooo:rsid="001317c2" officeooo:paragraph-rsid="001317c2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. Sc. Carlos Alberto Sánchez Delgad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ztatik</meta:initial-creator>
    <meta:editing-cycles>20</meta:editing-cycles>
    <meta:print-date>2019-02-12T20:03:00</meta:print-date>
    <meta:creation-date>2018-02-15T01:54:00</meta:creation-date>
    <dc:date>2022-01-26T19:22:49.150717555</dc:date>
    <meta:editing-duration>PT2H44M7S</meta:editing-duration>
    <meta:generator>LibreOffice/6.4.7.2$Linux_X86_64 LibreOffice_project/40$Build-2</meta:generator>
    <meta:document-statistic meta:table-count="0" meta:image-count="0" meta:object-count="0" meta:page-count="1" meta:paragraph-count="20" meta:word-count="108" meta:character-count="600" meta:non-whitespace-character-count="5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